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8cm" svg:height="1.8cm" svg:x="3.25cm" svg:y="1.25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9.85cm" svg:y="1.2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16.05cm" svg:y="1.3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3.25cm" svg:y="5.3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9.85cm" svg:y="5.25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16.05cm" svg:y="5.3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4.8cm" svg:y1="5.6cm" svg:x2="10.15cm" svg:y2="2.75cm">
          <text:p/>
        </draw:line>
        <draw:line draw:style-name="gr2" draw:text-style-name="P1" draw:layer="layout" svg:x1="4.15cm" svg:y1="3.05cm" svg:x2="4.2cm" svg:y2="5.4cm">
          <text:p/>
        </draw:line>
        <draw:line draw:style-name="gr2" draw:text-style-name="P1" draw:layer="layout" svg:x1="11.45cm" svg:y1="5.55cm" svg:x2="16.35cm" svg:y2="2.8cm">
          <text:p/>
        </draw:line>
        <draw:line draw:style-name="gr2" draw:text-style-name="P1" draw:layer="layout" svg:x1="16.95cm" svg:y1="5.25cm" svg:x2="16.95cm" svg:y2="3.25cm">
          <text:p/>
        </draw:line>
        <draw:line draw:style-name="gr2" draw:text-style-name="P1" draw:layer="layout" svg:x1="9.75cm" svg:y1="2.1cm" svg:x2="5cm" svg:y2="2.15cm">
          <text:p/>
        </draw:line>
        <draw:line draw:style-name="gr2" draw:text-style-name="P1" draw:layer="layout" svg:x1="5.1cm" svg:y1="6.15cm" svg:x2="9.9cm" svg:y2="6.2cm">
          <text:p/>
        </draw:line>
        <draw:line draw:style-name="gr2" draw:text-style-name="P1" draw:layer="layout" svg:x1="11.75cm" svg:y1="6.25cm" svg:x2="16.1cm" svg:y2="6.25cm">
          <text:p/>
        </draw:line>
        <draw:line draw:style-name="gr2" draw:text-style-name="P1" draw:layer="layout" svg:x1="16cm" svg:y1="2.2cm" svg:x2="11.6cm" svg:y2="2.2cm">
          <text:p/>
        </draw:line>
        <draw:line draw:style-name="gr2" draw:text-style-name="P1" draw:layer="layout" svg:x1="10.75cm" svg:y1="5.25cm" svg:x2="10.75cm" svg:y2="2.95cm">
          <text:p/>
        </draw:line>
        <draw:frame draw:style-name="gr3" draw:layer="layout" svg:width="1.85cm" svg:height="0.962cm" svg:x="6.5cm" svg:y="1.246cm">
          <draw:text-box>
            <text:p>2,1</text:p>
          </draw:text-box>
        </draw:frame>
        <draw:frame draw:style-name="gr3" draw:layer="layout" svg:width="1.85cm" svg:height="0.962cm" svg:x="13.05cm" svg:y="1.246cm">
          <draw:text-box>
            <text:p>2,5</text:p>
          </draw:text-box>
        </draw:frame>
        <draw:frame draw:style-name="gr3" draw:layer="layout" svg:width="1.85cm" svg:height="0.962cm" svg:x="3.05cm" svg:y="3.55cm">
          <draw:text-box>
            <text:p>4</text:p>
          </draw:text-box>
        </draw:frame>
        <draw:frame draw:style-name="gr3" draw:layer="layout" svg:width="1.85cm" svg:height="0.962cm" svg:x="7.3cm" svg:y="5.396cm">
          <draw:text-box>
            <text:p>2</text:p>
          </draw:text-box>
        </draw:frame>
        <draw:frame draw:style-name="gr3" draw:layer="layout" svg:width="1.85cm" svg:height="0.962cm" svg:x="13.4cm" svg:y="5.2cm">
          <draw:text-box>
            <text:p>6</text:p>
          </draw:text-box>
        </draw:frame>
        <draw:frame draw:style-name="gr3" draw:layer="layout" svg:width="1.85cm" svg:height="0.962cm" svg:x="17.1cm" svg:y="3.9cm">
          <draw:text-box>
            <text:p>7,3</text:p>
          </draw:text-box>
        </draw:frame>
        <draw:frame draw:style-name="gr3" draw:layer="layout" svg:width="1.85cm" svg:height="0.962cm" svg:x="6.85cm" svg:y="3.396cm">
          <draw:text-box>
            <text:p>3</text:p>
          </draw:text-box>
        </draw:frame>
        <draw:frame draw:style-name="gr3" draw:layer="layout" svg:width="1.85cm" svg:height="0.962cm" svg:x="13cm" svg:y="3.35cm">
          <draw:text-box>
            <text:p>0.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1cm" fo:page-height="8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1-11T16:20:35</meta:creation-date>
    <dc:date>2018-06-17T21:17:19</dc:date>
    <meta:editing-duration>PT6M17S</meta:editing-duration>
    <meta:editing-cycles>6</meta:editing-cycles>
    <meta:generator>OpenOffice/4.1.3$Unix OpenOffice.org_project/413m1$Build-9783</meta:generator>
    <meta:document-statistic meta:object-count="23"/>
  </office:meta>
</office:document-meta>
</file>